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date>2012-05-24T21:14:12</dc:date><text:p>&lt;!--StartFragment--&gt;</text:p></office:annotation>- News (schreiben / lesen)<text:line-break/>- Kommentarfunktion<text:line-break/>- Zugriffsgeschützte Teilbereiche<text:line-break/>- Foren mit Zugriffsrechten<text:line-break/>- "Premium"-Funktion<text:line-break/>- Join Us<text:line-break/>- Kontakt<text:line-break/>- Fight Us<text:line-break/>- Members<text:line-break/>- Squads<text:line-break/>- Games<text:line-break/>- Ladderview (Linksammlungen)<text:line-break/>- Shoutbox<text:line-break/>- Clankasse<text:line-break/>- Streaming<text:line-break/>- Clanwars (Replays)<text:line-break/>- Achievements<text:line-break/>- Forum / Blogs<text:line-break/>- Umfragen (Votes)<text:line-break/>- Gästebuch<text:line-break/>- Recruitments<text:line-break/>- Kalender (Termine, Geburtstage, Events, usw.)<text:line-break/>- Events<text:line-break/>- Downloads<text:line-break/>- Membermap<text:line-break/>- Pagestatistik<text:line-break/>- Link Us<text:line-break/>- Profil<text:line-break/>- Neuigkeit (Änderungen seit letztem Einloggen)<text:line-break/>- Nachrichten<text:line-break/>- Buddies<text:line-break/><text:line-break/><text:line-break/>- Artikel: <text:line-break/>    - Clanregeln<text:line-break/>    - Achievement-Liste<text:line-break/>    - Fun-Clanregeln<text:line-break/>    - Guides<text:line-break/>    - About Us<office:annotation><dc:date>2012-05-24T21:14:12</dc:date><text:p>&lt;!--EndFragment--&gt;</text:p></office:annotatio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</meta:initial-creator>
    <meta:creation-date>2012-05-24T21:14:11</meta:creation-date>
    <dc:date>2012-05-24T21:16:48</dc:date>
    <dc:creator>Thomas </dc:creator>
    <meta:editing-duration>P0D</meta:editing-duration>
    <meta:editing-cycles>1</meta:editing-cycles>
    <meta:document-statistic meta:table-count="0" meta:image-count="0" meta:object-count="0" meta:page-count="1" meta:paragraph-count="1" meta:word-count="99" meta:character-count="644" meta:non-whitespace-character-count="525"/>
    <meta:generator>LibreOffice/3.5$Linux_X86_64 LibreOffice_project/350m1$Build-2</meta:generator>
  </office:meta>
</office:document-meta>
</file>